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ject Overview:**</text:p>
      <text:p text:style-name="Standard">The project aims to automate the validation process for firmware running inside Luceor's routers. This involves setting up a systematic approach to compile firmware images, upgrade test setups remotely, conduct automated tests using Robot Framework and Selenium, and generate comprehensive test reports. The ultimate goal is to ensure the reliability and efficiency of the firmware.</text:p>
      <text:p text:style-name="Standard"/>
      <text:p text:style-name="Standard">**Key Components:**</text:p>
      <text:p text:style-name="Standard"/>
      <text:p text:style-name="Standard">1. **Firmware Compilation Process:**</text:p>
      <text:p text:style-name="Standard"><text:s text:c="3"/>- Establish a scheduled process for compiling firmware images. This ensures that the latest firmware versions are available for testing.</text:p>
      <text:p text:style-name="Standard"/>
      <text:p text:style-name="Standard">2. **Remote Board Upgrades:**</text:p>
      <text:p text:style-name="Standard"><text:s text:c="3"/>- Develop mechanisms to remotely upgrade test setups composed of one or multiple boards. This facilitates efficient testing without the need for manual intervention.</text:p>
      <text:p text:style-name="Standard"/>
      <text:p text:style-name="Standard">3. **Automated Testing with Robot Framework:**</text:p>
      <text:p text:style-name="Standard"><text:s text:c="3"/>- Master the usage of Robot Framework, a generic open-source automation framework. Use it to execute various test scenarios efficiently.</text:p>
      <text:p text:style-name="Standard"/>
      <text:p text:style-name="Standard">4. **Selenium Integration:**</text:p>
      <text:p text:style-name="Standard"><text:s text:c="3"/>- Integrate Selenium for conducting web-based testing scenarios within the Robot Framework framework. This expands the scope of automated testing to include web interfaces.</text:p>
      <text:p text:style-name="Standard"/>
      <text:p text:style-name="Standard">5. **Test Report Generation:**</text:p>
      <text:p text:style-name="Standard"><text:s text:c="3"/>- Develop a mechanism to generate test reports based on the outcomes of automated tests and log analysis. The reports should provide clear insights into the test results, highlighting pass/fail statuses and any critical issues encountered during testing.</text:p>
      <text:p text:style-name="Standard"/>
      <text:p text:style-name="Standard">6. **Email Notification:**</text:p>
      <text:p text:style-name="Standard"><text:s text:c="3"/>- Implement functionality to automatically send test reports via email to designated recipients. This ensures that stakeholders are informed about the testing outcomes in a timely manner.</text:p>
      <text:p text:style-name="Standard"/>
      <text:p text:style-name="Standard">**Getting Started:**</text:p>
      <text:p text:style-name="Standard"/>
      <text:p text:style-name="Standard">1. **Understand the Requirements:**</text:p>
      <text:p text:style-name="Standard"><text:s text:c="3"/>- Review the project requirements thoroughly to gain a clear understanding of the objectives and expectations.</text:p>
      <text:p text:style-name="Standard"/>
      <text:p text:style-name="Standard">2. **Familiarize Yourself with Robot Framework:**</text:p>
      <text:p text:style-name="Standard"><text:s text:c="3"/>- If you haven't already, explore the basics of Robot Framework. Familiarize yourself with its syntax, keywords, and capabilities. There are ample online resources, tutorials, and documentation available to help you get started.</text:p>
      <text:p text:style-name="Standard"/>
      <text:p text:style-name="Standard">3. **Python Proficiency:**</text:p>
      <text:p text:style-name="Standard"><text:s text:c="3"/>- Ensure that your Python skills are solid, as Python is the primary language used for scripting within Robot Framework.</text:p>
      <text:p text:style-name="Standard"/>
      <text:p text:style-name="Standard">4. **Networking Concepts:**</text:p>
      <text:p text:style-name="Standard"><text:soft-page-break/><text:s text:c="3"/>- Brush up on networking concepts, especially those relevant to routers and firmware. Understanding networking principles will be beneficial when working with the firmware upgrade and testing processes.</text:p>
      <text:p text:style-name="Standard"/>
      <text:p text:style-name="Standard">5. **Set Up Development Environment:**</text:p>
      <text:p text:style-name="Standard"><text:s text:c="3"/>- Set up your development environment with the necessary tools and frameworks required for the project, including Robot Framework, Python, and any additional dependencies.</text:p>
      <text:p text:style-name="Standard"/>
      <text:p text:style-name="Standard">6. **Plan Your Approach:**</text:p>
      <text:p text:style-name="Standard"><text:s text:c="3"/>- Break down the project tasks into manageable chunks and create a roadmap outlining the steps you'll take to achieve the project goals. Prioritize tasks based on their importance and dependencies.</text:p>
      <text:p text:style-name="Standard"/>
      <text:p text:style-name="Standard">7. **Communicate with Your Supervisor:**</text:p>
      <text:p text:style-name="Standard"><text:s text:c="3"/>- Schedule a meeting with M. Riadh to discuss your initial plans and seek guidance on any ambiguities or challenges you may encounter. Keep the lines of communication open throughout the project to ensure alignment with expecta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09:36:44.029815906</meta:creation-date>
    <dc:date>2024-02-05T09:37:33.884841813</dc:date>
    <meta:editing-duration>PT51S</meta:editing-duration>
    <meta:editing-cycles>1</meta:editing-cycles>
    <meta:generator>LibreOffice/7.3.7.2$Linux_X86_64 LibreOffice_project/30$Build-2</meta:generator>
    <meta:document-statistic meta:table-count="0" meta:image-count="0" meta:object-count="0" meta:page-count="2" meta:paragraph-count="30" meta:word-count="457" meta:character-count="3228" meta:non-whitespace-character-count="2762"/>
  </office:meta>
</office:document-meta>
</file>